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49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6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ELSE.AA66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8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28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8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15</text:p>
          </table:table-cell>
          <table:table-cell table:style-name="ce28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8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7</text:p>
          </table:table-cell>
          <table:table-cell table:style-name="ce28" table:content-validation-name="val11" office:value-type="string" calcext:value-type="string">
            <text:p>No</text:p>
          </table:table-cell>
          <table:table-cell table:style-name="ce4"/>
          <table:table-cell table:style-name="ce13" table:number-columns-repeated="4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8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24</text:p>
          </table:table-cell>
          <table:table-cell table:style-name="ce28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8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;[.$A$9])" office:value-type="string" office:string-value="1,5" calcext:value-type="string">
            <text:p>1,5</text:p>
          </table:table-cell>
          <table:table-cell table:style-name="ce20" office:value-type="string" calcext:value-type="string">
            <text:p>24,8</text:p>
          </table:table-cell>
          <table:table-cell table:style-name="ce28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11])" office:value-type="string" office:string-value="1,7" calcext:value-type="string">
            <text:p>1,7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11:.$A$12])" office:value-type="string" office:string-value="1,7,8" calcext:value-type="string">
            <text:p>1,7,8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11:.$A$13])" office:value-type="string" office:string-value="1,7,8,9" calcext:value-type="string">
            <text:p>1,7,8,9</text:p>
          </table:table-cell>
          <table:table-cell table:style-name="ce20" office:value-type="string" calcext:value-type="string">
            <text:p>2</text:p>
          </table:table-cell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1:.$A$14])" office:value-type="string" office:string-value="1,7,8,9,10" calcext:value-type="string">
            <text:p>1,7,8,9,10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1:.$A$15])" office:value-type="string" office:string-value="1,7,8,9,10,11" calcext:value-type="string">
            <text:p>1,7,8,9,10,11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1:.$A$16])" office:value-type="string" office:string-value="1,7,8,9,10,11,12" calcext:value-type="string">
            <text:p>1,7,8,9,10,11,12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8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1:.$A$18])" office:value-type="string" office:string-value="1,7,8,9,10,11,12,13,14" calcext:value-type="string">
            <text:p>1,7,8,9,10,11,12,13,14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1:.$A$19])" office:value-type="string" office:string-value="1,7,8,9,10,11,12,13,14,15" calcext:value-type="string">
            <text:p>1,7,8,9,10,11,12,13,14,15</text:p>
          </table:table-cell>
          <table:table-cell table:style-name="ce20" office:value-type="string" calcext:value-type="string">
            <text:p>2</text:p>
          </table:table-cell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1:.$A$20])" office:value-type="string" office:string-value="1,7,8,9,10,11,12,13,14,15,16" calcext:value-type="string">
            <text:p>1,7,8,9,10,11,12,13,14,15,16</text:p>
          </table:table-cell>
          <table:table-cell table:style-name="ce25" office:value-type="string" calcext:value-type="string">
            <text:p>2</text:p>
          </table:table-cell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1:.$A$21])" office:value-type="string" office:string-value="1,7,8,9,10,11,12,13,14,15,16,17" calcext:value-type="string">
            <text:p>1,7,8,9,10,11,12,13,14,15,16,17</text:p>
          </table:table-cell>
          <table:table-cell table:style-name="ce20" office:value-type="string" calcext:value-type="string">
            <text:p>2</text:p>
          </table:table-cell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9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9" table:content-validation-name="val7" office:value-type="string" calcext:value-type="string">
            <text:p>Loose</text:p>
          </table:table-cell>
          <table:table-cell table:style-name="ce29" table:content-validation-name="val9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5];[.$A$22:.$A$22])" office:value-type="string" office:string-value="1,18" calcext:value-type="string">
            <text:p>1,18</text:p>
          </table:table-cell>
          <table:table-cell table:style-name="ce6" office:value-type="string" calcext:value-type="string">
            <text:p>24,24</text:p>
          </table:table-cell>
          <table:table-cell table:style-name="ce29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8" table:content-validation-name="val7" office:value-type="string" calcext:value-type="string">
            <text:p>Tight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;[.$A$22:.$A$23])" office:value-type="string" office:string-value="1,18,19" calcext:value-type="string">
            <text:p>1,18,19</text:p>
          </table:table-cell>
          <table:table-cell table:style-name="ce20" office:value-type="string" calcext:value-type="string">
            <text:p>24,24,24</text:p>
          </table:table-cell>
          <table:table-cell table:style-name="ce28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4">
          <table:table-cell table:style-name="ce8" office:value-type="string" calcext:value-type="string">
            <text:p>21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19" table:number-columns-repeated="2"/>
          <table:table-cell table:style-name="ce19" table:formula="of:=COM.MICROSOFT.TEXTJOIN(&quot;,&quot;;1;[.$A$5];[.$A$6];[.$A$7])" office:value-type="string" office:string-value="1,2,3" calcext:value-type="string">
            <text:p>1,2,3</text:p>
          </table:table-cell>
          <table:table-cell table:style-name="ce36" office:value-type="string" calcext:value-type="string">
            <text:p>40,12,2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2"/>
          <table:table-cell table:style-name="ce19" table:content-validation-name="val14"/>
          <table:table-cell table:style-name="ce22" table:number-columns-repeated="989"/>
        </table:table-row>
        <table:table-row table:style-name="ro4">
          <table:table-cell table:style-name="ce8" office:value-type="string" calcext:value-type="string">
            <text:p>22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3"/>
          <table:table-cell table:style-name="ce19" table:formula="of:=COM.MICROSOFT.TEXTJOIN(&quot;,&quot;;1;[.$A$5];[.$A$6];[.$A$7];[.$A$25])" office:value-type="string" office:string-value="1,2,3,21" calcext:value-type="string">
            <text:p>1,2,3,21</text:p>
          </table:table-cell>
          <table:table-cell table:style-name="ce36" office:value-type="string" calcext:value-type="string">
            <text:p>40,12,2,24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2"/>
          <table:table-cell table:style-name="ce19" table:content-validation-name="val14"/>
          <table:table-cell table:style-name="ce22" table:number-columns-repeated="989"/>
        </table:table-row>
        <table:table-row table:style-name="ro4">
          <table:table-cell table:style-name="ce8" office:value-type="string" calcext:value-type="string">
            <text:p>23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3"/>
          <table:table-cell table:style-name="ce19" table:formula="of:=COM.MICROSOFT.TEXTJOIN(&quot;,&quot;;1;[.$A$5];[.$A$6];[.$A$7];[.$A$25:.$A$26])" office:value-type="string" office:string-value="1,2,3,21,22" calcext:value-type="string">
            <text:p>1,2,3,21,22</text:p>
          </table:table-cell>
          <table:table-cell table:style-name="ce36" office:value-type="string" calcext:value-type="string">
            <text:p>40,12,2,24,24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2"/>
          <table:table-cell table:style-name="ce19" table:content-validation-name="val14"/>
          <table:table-cell table:style-name="ce22" table:number-columns-repeated="989"/>
        </table:table-row>
        <table:table-row table:style-name="ro4">
          <table:table-cell table:style-name="ce8" office:value-type="string" calcext:value-type="string">
            <text:p>24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3"/>
          <table:table-cell table:style-name="ce19" table:formula="of:=COM.MICROSOFT.TEXTJOIN(&quot;,&quot;;1;[.$A$5];[.$A$6];[.$A$7];[.$A$25:.$A$27])" office:value-type="string" office:string-value="1,2,3,21,22,23" calcext:value-type="string">
            <text:p>1,2,3,21,22,23</text:p>
          </table:table-cell>
          <table:table-cell table:style-name="ce36" office:value-type="string" calcext:value-type="string">
            <text:p>40,12,2,24,24,24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2"/>
          <table:table-cell table:style-name="ce19" table:content-validation-name="val14"/>
          <table:table-cell table:style-name="ce22" table:number-columns-repeated="989"/>
        </table:table-row>
        <table:table-row table:style-name="ro4">
          <table:table-cell table:style-name="ce8" office:value-type="string" calcext:value-type="string">
            <text:p>25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3"/>
          <table:table-cell table:style-name="ce19" table:formula="of:=COM.MICROSOFT.TEXTJOIN(&quot;,&quot;;1;[.$A$5];[.$A$6];[.$A$7];[.$A$25:.$A$28])" office:value-type="string" office:string-value="1,2,3,21,22,23,24" calcext:value-type="string">
            <text:p>1,2,3,21,22,23,24</text:p>
          </table:table-cell>
          <table:table-cell table:style-name="ce36" office:value-type="string" calcext:value-type="string">
            <text:p>40,12,2,24,24,24,24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2"/>
          <table:table-cell table:style-name="ce19" table:content-validation-name="val14"/>
          <table:table-cell table:style-name="ce2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5" office:value-type="string" calcext:value-type="string">
            <text:p>36</text:p>
          </table:table-cell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5];[.$A$30])" office:value-type="string" office:string-value="1,26" calcext:value-type="string">
            <text:p>1,26</text:p>
          </table:table-cell>
          <table:table-cell table:style-name="ce25" office:value-type="string" calcext:value-type="string">
            <text:p>36,12</text:p>
          </table:table-cell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5];[.$A$30:.$A$31])" office:value-type="string" office:string-value="1,26,27" calcext:value-type="string">
            <text:p>1,26,27</text:p>
          </table:table-cell>
          <table:table-cell table:style-name="ce25" office:value-type="string" calcext:value-type="string">
            <text:p>36,12,12</text:p>
          </table:table-cell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5];[.$A$30:.$A$32])" office:value-type="string" office:string-value="1,26,27,28" calcext:value-type="string">
            <text:p>1,26,27,28</text:p>
          </table:table-cell>
          <table:table-cell table:style-name="ce25" office:value-type="string" calcext:value-type="string">
            <text:p>36,12,12,12</text:p>
          </table:table-cell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BLOCKER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8])" office:value-type="string" office:string-value="1,4" calcext:value-type="string">
            <text:p>1,4</text:p>
          </table:table-cell>
          <table:table-cell table:style-name="ce4" office:value-type="string" calcext:value-type="string">
            <text:p>16,4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35])" office:value-type="string" office:string-value="1,31" calcext:value-type="string">
            <text:p>1,31</text:p>
          </table:table-cell>
          <table:table-cell table:style-name="ce4" office:value-type="string" calcext:value-type="string">
            <text:p>16,0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TREE_REE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;[.$A$36])" office:value-type="string" office:string-value="1,32" calcext:value-type="string">
            <text:p>1,32</text:p>
          </table:table-cell>
          <table:table-cell table:style-name="ce4" office:value-type="string" calcext:value-type="string">
            <text:p>10,3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36];[.$A$38])" office:value-type="string" office:string-value="1,32,34" calcext:value-type="string">
            <text:p>1,32,34</text:p>
          </table:table-cell>
          <table:table-cell table:style-name="ce4" office:value-type="string" calcext:value-type="string">
            <text:p>12,3,8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5" table:formula="of:=COM.MICROSOFT.TEXTJOIN(&quot;,&quot;;1;[.$A$5];[.$A$36];[.$A$38:.$A$39])" office:value-type="string" office:string-value="1,32,34,35" calcext:value-type="string">
            <text:p>1,32,34,35</text:p>
          </table:table-cell>
          <table:table-cell table:style-name="ce4" office:value-type="string" calcext:value-type="string">
            <text:p>11,3,8,8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;[.$A$36];[.$A$38:.$A$40])" office:value-type="string" office:string-value="1,32,34,35,36" calcext:value-type="string">
            <text:p>1,32,34,35,36</text:p>
          </table:table-cell>
          <table:table-cell table:style-name="ce4" office:value-type="string" calcext:value-type="string">
            <text:p>20,3,8,8,8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;[.$A$36];[.$A$38:.$A$41])" office:value-type="string" office:string-value="1,32,34,35,36,37" calcext:value-type="string">
            <text:p>1,32,34,35,36,37</text:p>
          </table:table-cell>
          <table:table-cell table:style-name="ce4" office:value-type="string" calcext:value-type="string">
            <text:p>23,3,8,8,8,8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BOA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;[.$A$36];[.$A$38:.$A$42])" office:value-type="string" office:string-value="1,32,34,35,36,37,38" calcext:value-type="string">
            <text:p>1,32,34,35,36,37,38</text:p>
          </table:table-cell>
          <table:table-cell table:style-name="ce4" office:value-type="string" calcext:value-type="string">
            <text:p>10,3,4,4,4,4,4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36];[.$A$38:.$A$42];[.$A$44])" office:value-type="string" office:string-value="1,32,34,35,36,37,38,40" calcext:value-type="string">
            <text:p>1,32,34,35,36,37,38,40</text:p>
          </table:table-cell>
          <table:table-cell table:style-name="ce4" office:value-type="string" calcext:value-type="string">
            <text:p>12,3,4,4,4,4,4,4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5" table:formula="of:=COM.MICROSOFT.TEXTJOIN(&quot;,&quot;;1;[.$A$5];[.$A$36];[.$A$38:.$A$42];[.$A$44:.$A$45])" office:value-type="string" office:string-value="1,32,34,35,36,37,38,40,41" calcext:value-type="string">
            <text:p>1,32,34,35,36,37,38,40,41</text:p>
          </table:table-cell>
          <table:table-cell table:style-name="ce4" office:value-type="string" calcext:value-type="string">
            <text:p>21,3,4,4,4,4,4,4,4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;[.$A$47])" office:value-type="string" office:string-value="1,43" calcext:value-type="string">
            <text:p>1,43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SCOUT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20" office:value-type="string" calcext:value-type="string">
            <text:p>46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28" table:content-validation-name="val2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28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28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8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28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8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15</text:p>
          </table:table-cell>
          <table:table-cell table:style-name="ce28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8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8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8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20" office:value-type="string" calcext:value-type="string">
            <text:p>8</text:p>
          </table:table-cell>
          <table:table-cell table:style-name="ce28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10])" office:value-type="string" office:string-value="6" calcext:value-type="string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10:.$A$11])" office:value-type="string" office:string-value="6,7" calcext:value-type="string">
            <text:p>6,7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10:.$A$12])" office:value-type="string" office:string-value="6,7,8" calcext:value-type="string">
            <text:p>6,7,8</text:p>
          </table:table-cell>
          <table:table-cell table:style-name="ce20" office:value-type="string" calcext:value-type="string">
            <text:p>2</text:p>
          </table:table-cell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0:.$A$13])" office:value-type="string" office:string-value="6,7,8,9" calcext:value-type="string">
            <text:p>6,7,8,9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0:.$A$14])" office:value-type="string" office:string-value="6,7,8,9,10" calcext:value-type="string">
            <text:p>6,7,8,9,10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0:.$A$15])" office:value-type="string" office:string-value="6,7,8,9,10,11" calcext:value-type="string">
            <text:p>6,7,8,9,10,11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8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0:.$A$17])" office:value-type="string" office:string-value="6,7,8,9,10,11,12,13" calcext:value-type="string">
            <text:p>6,7,8,9,10,11,12,13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0:.$A$18])" office:value-type="string" office:string-value="6,7,8,9,10,11,12,13,14" calcext:value-type="string">
            <text:p>6,7,8,9,10,11,12,13,14</text:p>
          </table:table-cell>
          <table:table-cell table:style-name="ce20" office:value-type="string" calcext:value-type="string">
            <text:p>2</text:p>
          </table:table-cell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0:.$A$19])" office:value-type="string" office:string-value="6,7,8,9,10,11,12,13,14,15" calcext:value-type="string">
            <text:p>6,7,8,9,10,11,12,13,14,15</text:p>
          </table:table-cell>
          <table:table-cell table:style-name="ce25" office:value-type="string" calcext:value-type="string">
            <text:p>2</text:p>
          </table:table-cell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0:.$A$20])" office:value-type="string" office:string-value="6,7,8,9,10,11,12,13,14,15,16" calcext:value-type="string">
            <text:p>6,7,8,9,10,11,12,13,14,15,16</text:p>
          </table:table-cell>
          <table:table-cell table:style-name="ce20" office:value-type="string" calcext:value-type="string">
            <text:p>2</text:p>
          </table:table-cell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/>
          <table:table-cell table:style-name="ce4"/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9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9" table:content-validation-name="val7" office:value-type="string" calcext:value-type="string">
            <text:p>Loose</text:p>
          </table:table-cell>
          <table:table-cell table:style-name="ce29" table:content-validation-name="val9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21:.$A$21])" office:value-type="string" office:string-value="17" calcext:value-type="string">
            <text:p>17</text:p>
          </table:table-cell>
          <table:table-cell table:style-name="ce6" office:value-type="string" calcext:value-type="string">
            <text:p>24</text:p>
          </table:table-cell>
          <table:table-cell table:style-name="ce29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8" table:content-validation-name="val7" office:value-type="string" calcext:value-type="string">
            <text:p>Tight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21:.$A$22])" office:value-type="string" office:string-value="17,18" calcext:value-type="string">
            <text:p>17,18</text:p>
          </table:table-cell>
          <table:table-cell table:style-name="ce20" office:value-type="string" calcext:value-type="string">
            <text:p>24,24</text:p>
          </table:table-cell>
          <table:table-cell table:style-name="ce28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4">
          <table:table-cell table:style-name="ce8" office:value-type="string" calcext:value-type="string">
            <text:p>20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19" table:number-columns-repeated="2"/>
          <table:table-cell table:style-name="ce19" table:formula="of:=COM.MICROSOFT.TEXTJOIN(&quot;,&quot;;1;[.$A$6];[.$A$7])" office:value-type="string" office:string-value="2,3" calcext:value-type="string">
            <text:p>2,3</text:p>
          </table:table-cell>
          <table:table-cell table:style-name="ce36" office:value-type="string" calcext:value-type="string">
            <text:p>12,2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2"/>
          <table:table-cell table:style-name="ce19" table:content-validation-name="val14"/>
          <table:table-cell table:style-name="ce22" table:number-columns-repeated="989"/>
        </table:table-row>
        <table:table-row table:style-name="ro4">
          <table:table-cell table:style-name="ce8" office:value-type="string" calcext:value-type="string">
            <text:p>21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19" table:number-columns-repeated="2"/>
          <table:table-cell table:style-name="ce19" table:formula="of:=COM.MICROSOFT.TEXTJOIN(&quot;,&quot;;1;[.$A$6];[.$A$7];[.$A$24])" office:value-type="string" office:string-value="2,3,20" calcext:value-type="string">
            <text:p>2,3,20</text:p>
          </table:table-cell>
          <table:table-cell table:style-name="ce36" office:value-type="string" calcext:value-type="string">
            <text:p>12,2,24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2"/>
          <table:table-cell table:style-name="ce19" table:content-validation-name="val14"/>
          <table:table-cell table:style-name="ce22" table:number-columns-repeated="989"/>
        </table:table-row>
        <table:table-row table:style-name="ro4">
          <table:table-cell table:style-name="ce8" office:value-type="string" calcext:value-type="string">
            <text:p>22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3"/>
          <table:table-cell table:style-name="ce19" table:formula="of:=COM.MICROSOFT.TEXTJOIN(&quot;,&quot;;1;[.$A$6];[.$A$7];[.$A$24:.$A$25])" office:value-type="string" office:string-value="2,3,20,21" calcext:value-type="string">
            <text:p>2,3,20,21</text:p>
          </table:table-cell>
          <table:table-cell table:style-name="ce36" office:value-type="string" calcext:value-type="string">
            <text:p>12,2,24,24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2"/>
          <table:table-cell table:style-name="ce19" table:content-validation-name="val14"/>
          <table:table-cell table:style-name="ce22" table:number-columns-repeated="989"/>
        </table:table-row>
        <table:table-row table:style-name="ro4">
          <table:table-cell table:style-name="ce8" office:value-type="string" calcext:value-type="string">
            <text:p>23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3"/>
          <table:table-cell table:style-name="ce19" table:formula="of:=COM.MICROSOFT.TEXTJOIN(&quot;,&quot;;1;[.$A$6];[.$A$7];[.$A$24:.$A$26])" office:value-type="string" office:string-value="2,3,20,21,22" calcext:value-type="string">
            <text:p>2,3,20,21,22</text:p>
          </table:table-cell>
          <table:table-cell table:style-name="ce36" office:value-type="string" calcext:value-type="string">
            <text:p>12,2,24,24,24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2"/>
          <table:table-cell table:style-name="ce19" table:content-validation-name="val14"/>
          <table:table-cell table:style-name="ce22" table:number-columns-repeated="989"/>
        </table:table-row>
        <table:table-row table:style-name="ro4">
          <table:table-cell table:style-name="ce8" office:value-type="string" calcext:value-type="string">
            <text:p>24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3"/>
          <table:table-cell table:style-name="ce19" table:formula="of:=COM.MICROSOFT.TEXTJOIN(&quot;,&quot;;1;[.$A$6];[.$A$7];[.$A$24:.$A$27])" office:value-type="string" office:string-value="2,3,20,21,22,23" calcext:value-type="string">
            <text:p>2,3,20,21,22,23</text:p>
          </table:table-cell>
          <table:table-cell table:style-name="ce36" office:value-type="string" calcext:value-type="string">
            <text:p>12,2,24,24,24,24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2"/>
          <table:table-cell table:style-name="ce19" table:content-validation-name="val14"/>
          <table:table-cell table:style-name="ce2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content-validation-name="val7" office:value-type="string" calcext:value-type="string">
            <text:p>Tight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content-validation-name="val7" office:value-type="string" calcext:value-type="string">
            <text:p>Tight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29])" office:value-type="string" office:string-value="25" calcext:value-type="string">
            <text:p>25</text:p>
          </table:table-cell>
          <table:table-cell table:style-name="ce25" office:value-type="string" calcext:value-type="string">
            <text:p>12</text:p>
          </table:table-cell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content-validation-name="val7" office:value-type="string" calcext:value-type="string">
            <text:p>Tight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29:.$A$30])" office:value-type="string" office:string-value="25,26" calcext:value-type="string">
            <text:p>25,26</text:p>
          </table:table-cell>
          <table:table-cell table:style-name="ce25" office:value-type="string" calcext:value-type="string">
            <text:p>12</text:p>
          </table:table-cell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29:.$A$31])" office:value-type="string" office:string-value="25,26,27" calcext:value-type="string">
            <text:p>25,26,27</text:p>
          </table:table-cell>
          <table:table-cell table:style-name="ce25" office:value-type="string" calcext:value-type="string">
            <text:p>12</text:p>
          </table:table-cell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28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8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28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5" table:formula="of:=COM.MICROSOFT.TEXTJOIN(&quot;,&quot;;1;[.$A$5];[.$A$34])" office:value-type="string" office:string-value="1,30" calcext:value-type="string">
            <text:p>1,30</text:p>
          </table:table-cell>
          <table:table-cell table:style-name="ce4" office:value-type="string" calcext:value-type="string">
            <text:p>12,5</text:p>
          </table:table-cell>
          <table:table-cell table:style-name="ce28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7:15:44.0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3T20:06:23.900000000</dc:date>
    <meta:editing-duration>P25DT7H32M4S</meta:editing-duration>
    <meta:editing-cycles>1040</meta:editing-cycles>
    <meta:generator>LibreOffice/7.1.3.2$Windows_X86_64 LibreOffice_project/47f78053abe362b9384784d31a6e56f8511eb1c1</meta:generator>
    <meta:document-statistic meta:table-count="2" meta:cell-count="1127" meta:object-count="0"/>
  </office:meta>
</office:document-meta>
</file>